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In<text:s text:c="2"/>this python script, I'm trying to place a set number of</text:span></text:p>
      <text:p text:style-name="P1"><text:span text:style-name="T1"># antennas randomly within a logarithmic spiral configuration.</text:span></text:p>
      <text:p text:style-name="P1"><text:span text:style-name="T1"># The output antenna locations (x,y.z ECEF coordinates) are</text:span></text:p>
      <text:p text:style-name="P1"><text:span text:style-name="T1"># written to a text file.</text:span></text:p>
      <text:p text:style-name="P1"><text:span text:style-name="T1"># A plot is also generated of the random</text:span></text:p>
      <text:p text:style-name="P1"><text:span text:style-name="T1"># antenna positions for visual inspection.</text:span></text:p>
      <text:p text:style-name="P1"><text:span text:style-name="T1"/></text:p>
      <text:p text:style-name="P1"><text:span text:style-name="T1"># from visual import *</text:span></text:p>
      <text:p text:style-name="P1"><text:span text:style-name="T1">from pylab import *</text:span></text:p>
      <text:p text:style-name="P1"><text:span text:style-name="T1">import sys</text:span></text:p>
      <text:p text:style-name="P1"><text:span text:style-name="T1">from numpy import *</text:span></text:p>
      <text:p text:style-name="P1"><text:span text:style-name="T1">import numpy as np</text:span></text:p>
      <text:p text:style-name="P1"><text:span text:style-name="T1">import matplotlib</text:span></text:p>
      <text:p text:style-name="P1"><text:span text:style-name="T1">from matplotlib import *</text:span></text:p>
      <text:p text:style-name="P1"><text:span text:style-name="T1">import matplotlib.mlab as mlab</text:span></text:p>
      <text:p text:style-name="P1"><text:span text:style-name="T1">import matplotlib.pyplot as plt</text:span></text:p>
      <text:p text:style-name="P1"><text:span text:style-name="T1">from matplotlib.ticker import FormatStrFormatter</text:span></text:p>
      <text:p text:style-name="P1"><text:span text:style-name="T1">from matplotlib.ticker import MultipleLocator, FormatStrFormatter</text:span></text:p>
      <text:p text:style-name="P1"><text:span text:style-name="T1">from matplotlib.ticker import *</text:span></text:p>
      <text:p text:style-name="P1"><text:span text:style-name="T1"/></text:p>
      <text:p text:style-name="P1"><text:span text:style-name="T1">#defining some parameters for the locations catalog, i.e., the 'ants.txt' file</text:span></text:p>
      <text:p text:style-name="P1"><text:span text:style-name="T1">dbcode = 'SKA_'</text:span></text:p>
      <text:p text:style-name="P1"><text:span text:style-name="T1">dbname = 'SKA'</text:span></text:p>
      <text:p text:style-name="P1"><text:span text:style-name="T1">axistype = 'ALT-AZ'</text:span></text:p>
      <text:p text:style-name="P1"><text:span text:style-name="T1">diam = 12</text:span></text:p>
      <text:p text:style-name="P1"><text:span text:style-name="T1"/></text:p>
      <text:p text:style-name="P1"><text:span text:style-name="T1"/></text:p>
      <text:p text:style-name="P1"><text:span text:style-name="T1"># The (geodetic) latitude and longitude of the center of the VLA in</text:span></text:p>
      <text:p text:style-name="P1"><text:span text:style-name="T1"># dd:mm:ss is: lat. (north) = 34:04:43.75, long. (west) = 107:37:05.91</text:span></text:p>
      <text:p text:style-name="P1"><text:span text:style-name="T1">lat_vla = 34.012152777777779 # degrees</text:span></text:p>
      <text:p text:style-name="P1"><text:span text:style-name="T1">lon_vla = 107.00164166666667 # degrees</text:span></text:p>
      <text:p text:style-name="P1"><text:span text:style-name="T1">h_vla = 2115 # station elevation (height or altitude) of the VLA center above</text:span></text:p>
      <text:p text:style-name="P1"><text:span text:style-name="T1"><text:s text:c="13"/># sea level (meters), or height in meters above the reference</text:span></text:p>
      <text:p text:style-name="P1"><text:span text:style-name="T1"><text:s text:c="13"/># ellipsoid</text:span></text:p>
      <text:p text:style-name="P1"><text:span text:style-name="T1"/></text:p>
      <text:p text:style-name="P1"><text:span text:style-name="T1"># Need to convert from Geodetic to Earth-Centered, Earth Fixed (ECEF) cartesian</text:span></text:p>
      <text:p text:style-name="P1"><text:span text:style-name="T1"># coordinate system. ECEF coordinate system rotates with Earth and has origin at</text:span></text:p>
      <text:p text:style-name="P1"><text:span text:style-name="T1"># Earth's center. Implementation of ECEF coordinate system assumes X-axis intersects</text:span></text:p>
      <text:p text:style-name="P1"><text:span text:style-name="T1"># Greenwich meridian @ equator, Z-axis is mean spin axis of Earth, positive to north</text:span></text:p>
      <text:p text:style-name="P1"><text:span text:style-name="T1"># and passing through North Pole, and Y-axis completes right-hand system, passing through</text:span></text:p>
      <text:p text:style-name="P1"><text:span text:style-name="T1"># equator at 90 degrees longitude (?)</text:span></text:p>
      <text:p text:style-name="P1"><text:span text:style-name="T1"/></text:p>
      <text:p text:style-name="P1"><text:span text:style-name="T1"># WGS84 Defining Parameters (note that the locationsSB2.dat file seems to have been using GRS 80</text:span></text:p>
      <text:p text:style-name="P1"><text:span text:style-name="T1"># system; see http://www.ferris.edu/faculty/burtchr/geodesy/datm_faq.html#1.3 to see the</text:span></text:p>
      <text:p text:style-name="P1"><text:span text:style-name="T1"># differences between how the constants are defined for these two cases.</text:span></text:p>
      <text:p text:style-name="P1"><text:span text:style-name="T1">a = 6378137.0 # Earth's equatorial radius or semi-major axis in meters</text:span></text:p>
      <text:p text:style-name="P1"><text:span text:style-name="T1">f = 0.0033528106647474805<text:s text:c="2"/># flattening parameter = (a-b)/a, where b is Earth's semi-minor</text:span></text:p>
      <text:p text:style-name="P1"><text:span text:style-name="T1"><text:s text:c="27"/># axis. It's ratio of difference between equatorial and polar</text:span></text:p>
      <text:p text:style-name="P1"><text:span text:style-name="T1"><text:s text:c="27"/># radii to a; this is a measure of how "elliptical a polar cross</text:span></text:p>
      <text:p text:style-name="P1"><text:span text:style-name="T1"><text:s text:c="27"/># section is. Note: e = eccentricity of figure of earth=sqrt(2f-f^2).</text:span></text:p>
      <text:p text:style-name="P1"><text:span text:style-name="T1">denom = sqrt(np.cos(lat_vla*np.pi/180)**2+(1-f)*(1-f)*np.sin(lat_vla*np.pi/180)**2)</text:span></text:p>
      <text:p text:style-name="P1"><text:span text:style-name="T1">C = 1/denom</text:span></text:p>
      <text:p text:style-name="P1"><text:span text:style-name="T1">S=(1-f)*(1-f)*C</text:span></text:p>
      <text:p text:style-name="P1"><text:span text:style-name="T1"># Reference: http://mathforum.org/library/drmath/view/51832.html</text:span></text:p>
      <text:p text:style-name="P1"><text:span text:style-name="T1"/></text:p>
      <text:p text:style-name="P1"><text:span text:style-name="T1"># Then a point with (geodetic) latitude and longitude and altitude h above</text:span></text:p>
      <text:p text:style-name="P1"><text:span text:style-name="T1"># the reference ellipsoid has ECEF coordinates (these are the central coordinates</text:span></text:p>
      <text:p text:style-name="P1"><text:span text:style-name="T1"># of our simulated SKA array, which is the same as the center of the VLA array:</text:span></text:p>
      <text:p text:style-name="P1"><text:span text:style-name="T1"/></text:p>
      <text:p text:style-name="P1"><text:span text:style-name="T1">x_c = (a*C+h_vla)*np.cos(lat_vla*np.pi/180)*np.cos(lon_vla*np.pi/180)</text:span></text:p>
      <text:p text:style-name="P1"><text:span text:style-name="T1">y_c = -(a*C+h_vla)*np.cos(lat_vla*np.pi/180)*np.sin(lon_vla*np.pi/180) # I think the minus sign</text:span></text:p>
      <text:p text:style-name="P1"><text:span text:style-name="T1"># is needed here to give the right answer (y_c &lt; 0 for VLA); not exactly sure why yet.</text:span></text:p>
      <text:p text:style-name="P1"><text:span text:style-name="T1">z_c = (a*S+h_vla)*np.sin(lat_vla*np.pi/180)</text:span></text:p>
      <text:p text:style-name="P1"><text:span text:style-name="T1"># Reference: http://mathforum.org/library/drmath/view/51832.html</text:span></text:p>
      <text:p text:style-name="P1"><text:span text:style-name="T1"/></text:p>
      <text:p text:style-name="P1"><text:span text:style-name="T1"># 'Radius' (r) we're considering for log-spiral curve -- or radius of circle that log-spiral</text:span></text:p>
      <text:p text:style-name="P1"><text:span text:style-name="T1"># configuration is contained within (?). Log-spiral configuration of Na antennas centered</text:span></text:p>
      <text:p text:style-name="P1"><text:span text:style-name="T1"># around (x_c,y_c,z_c).</text:span></text:p>
      <text:p text:style-name="P1"><text:span text:style-name="T1"># Maximum baseline length = 35 km (?), for example</text:span></text:p>
      <text:p text:style-name="P1"><text:span text:style-name="T1">radius = 29500</text:span></text:p>
      <text:p text:style-name="P1"><text:span text:style-name="T1"># Parameters for the log-spiral curve</text:span></text:p>
      <text:p text:style-name="P1"><text:span text:style-name="T1">aprime = 11.0<text:s text:c="5"/># don't know what aprime and b should be ... random draws?</text:span></text:p>
      <text:p text:style-name="P1"><text:span text:style-name="T1">b = 0.01<text:s text:c="2"/># values of b close to 0 give small pitch angles for the log-spiral</text:span></text:p>
      <text:p text:style-name="P1"><text:span text:style-name="T1">pitch = 90-np.arctan((1/b)*np.pi/180)</text:span></text:p>
      <text:p text:style-name="P1"><text:span text:style-name="T1"/></text:p>
      <text:p text:style-name="P1"><text:span text:style-name="T1">Na = 150<text:s text:c="2"/># number of antennas</text:span></text:p>
      <text:p text:style-name="P1"><text:span text:style-name="T1"># To cut down on the math, we'll pre-compute R^2</text:span></text:p>
      <text:p text:style-name="P1"><text:span text:style-name="T1"/></text:p>
      <text:p text:style-name="P1"><text:span text:style-name="T1">radiusSquared = radius * radius</text:span></text:p>
      <text:p text:style-name="P1"><text:span text:style-name="T1"/></text:p>
      <text:p text:style-name="P1"><text:span text:style-name="T1"># Number of points inside the circle. Not really sure if this is needed here ...</text:span></text:p>
      <text:p text:style-name="P1"><text:span text:style-name="T1">numInside = 0</text:span></text:p>
      <text:p text:style-name="P1"><text:span text:style-name="T1"/></text:p>
      <text:p text:style-name="P1"><text:span text:style-name="T1"># Total number of random points we've considered</text:span></text:p>
      <text:p text:style-name="P1"><text:span text:style-name="T1">total = 0</text:span></text:p>
      <text:p text:style-name="P1"><text:span text:style-name="T1"># Not sure if this part is needed ...</text:span></text:p>
      <text:p text:style-name="P1"><text:span text:style-name="T1"><text:s text:c="4"/># Collection of points that are inside the circle (on the log-sprial?)</text:span></text:p>
      <text:p text:style-name="P1"><text:span text:style-name="T1">insidePoints = []</text:span></text:p>
      <text:p text:style-name="P1"><text:span text:style-name="T1">insidePoints1 = []</text:span></text:p>
      <text:p text:style-name="P1"><text:span text:style-name="T1">xx = []</text:span></text:p>
      <text:p text:style-name="P1"><text:span text:style-name="T1">yy = []</text:span></text:p>
      <text:p text:style-name="P1"><text:span text:style-name="T1">xy = []</text:span></text:p>
      <text:p text:style-name="P1"><text:span text:style-name="T1">yx = []</text:span></text:p>
      <text:p text:style-name="P1"><text:span text:style-name="T1">zz = []</text:span></text:p>
      <text:p text:style-name="P1"><text:span text:style-name="T1">thetaa = []</text:span></text:p>
      <text:p text:style-name="P1"><text:span text:style-name="T1"/></text:p>
      <text:p text:style-name="P1"><text:span text:style-name="T1"># Process Na random points, i.e., Na antenna stations</text:span></text:p>
      <text:p text:style-name="P1"><text:span text:style-name="T1"># We are considering constant antenna heights/altitudes (set to be the same</text:span></text:p>
      <text:p text:style-name="P1"><text:span text:style-name="T1"># as the height of the center of the VLA array), so I've commented out this</text:span></text:p>
      <text:p text:style-name="P1"><text:span text:style-name="T1"># part of the code.</text:span></text:p>
      <text:p text:style-name="P1"><text:span text:style-name="T1">## First, cosider a range of antenna altitudes h; take h_min = h_vla-1000 meters</text:span></text:p>
      <text:p text:style-name="P1"><text:span text:style-name="T1">## and h_max = h_vla+1000 meters</text:span></text:p>
      <text:p text:style-name="P1"><text:span text:style-name="T1"># h_min = h_vla-1000</text:span></text:p>
      <text:p text:style-name="P1"><text:span text:style-name="T1"># h_max = h_vla+1000</text:span></text:p>
      <text:p text:style-name="P1"><text:span text:style-name="T1">lat_vla_min = lat_vla-0.157</text:span></text:p>
      <text:p text:style-name="P1"><text:span text:style-name="T1">lat_vla_max = lat_vla+0.157</text:span></text:p>
      <text:p text:style-name="P1"><text:span text:style-name="T1">lon_vla_min = lon_vla-0.189</text:span></text:p>
      <text:p text:style-name="P1"><text:span text:style-name="T1">lon_vla_max = lon_vla+0.189</text:span></text:p>
      <text:p text:style-name="P1"><text:span text:style-name="T1"/></text:p>
      <text:p text:style-name="P1"><text:span text:style-name="T1">#Creating an opening an output text file for antenna locations, etc.</text:span></text:p>
      <text:p text:style-name="P1"><text:span text:style-name="T1">sys.stdout=open("ants_Na%s_logspiral1a.txt" %(Na),'w')</text:span></text:p>
      <text:p text:style-name="P1"><text:span text:style-name="T1">for p in xrange(Na):</text:span></text:p>
      <text:p text:style-name="P1"><text:span text:style-name="T1"># We are considering antennas with the same fixed height here, so this part</text:span></text:p>
      <text:p text:style-name="P1"><text:span text:style-name="T1"># has been commented out:</text:span></text:p>
      <text:p text:style-name="P1"><text:span text:style-name="T1">## Create random antenna altitudes within the range h_min and h_max or try other options</text:span></text:p>
      <text:p text:style-name="P1"><text:span text:style-name="T1">#<text:s text:c="4"/>h = random.uniform(h_min,h_max)</text:span></text:p>
      <text:p text:style-name="P1"><text:span text:style-name="T1"><text:s text:c="4"/>lat = random.uniform(lat_vla_min,lat_vla_max)</text:span></text:p>
      <text:p text:style-name="P1"><text:span text:style-name="T1"><text:s text:c="4"/>lon = random.uniform(lon_vla_min,lon_vla_max)</text:span></text:p>
      <text:p text:style-name="P1"><text:span text:style-name="T1"><text:s text:c="4"/>denom_rand = (np.cos(lat*np.pi/180)*np.cos(lat*np.pi/180)+(1-f)*(1-f)*np.sin(lat*np.pi/180)*np.sin(lat*np.pi/180))**(1/2)</text:span></text:p>
      <text:p text:style-name="P1"><text:span text:style-name="T1"><text:s text:c="4"/>C_rand = 1/denom_rand</text:span></text:p>
      <text:p text:style-name="P1"><text:span text:style-name="T1"><text:s text:c="4"/>S_rand=(1-f)*(1-f)*C_rand</text:span></text:p>
      <text:p text:style-name="P1"><text:span text:style-name="T1"/></text:p>
      <text:p text:style-name="P1"><text:span text:style-name="T1"/></text:p>
      <text:p text:style-name="P1"><text:span text:style-name="T1"><text:s text:c="4"/># Generating random r, theta, X, Y, and Z.</text:span></text:p>
      <text:p text:style-name="P1"><text:span text:style-name="T1"><text:s text:c="4"/>r = sqrt(np.random.uniform(size=None))*radius<text:s text:c="2"/># but this is never actually used in the script (?)</text:span></text:p>
      <text:p text:style-name="P1"><text:span text:style-name="T1"><text:s text:c="4"/></text:span></text:p>
      <text:p text:style-name="P1"><text:span text:style-name="T1"><text:s text:c="4"/># theta = np.random.uniform(size=None)*2*np.pi</text:span></text:p>
      <text:p text:style-name="P1"><text:span text:style-name="T1"><text:s text:c="4"/># theta = p*2*np.pi/Na</text:span></text:p>
      <text:p text:style-name="P1"><text:span text:style-name="T1"><text:s text:c="4"/># theta=np.random.vonmises(mu=0.0,kappa=0.0,size=None)*180/np.pi</text:span></text:p>
      <text:p text:style-name="P1"><text:span text:style-name="T1"><text:s text:c="4"/>theta = (1/b)*np.log(r/aprime)</text:span></text:p>
      <text:p text:style-name="P1"><text:span text:style-name="T1"/></text:p>
      <text:p text:style-name="P1"><text:span text:style-name="T1"><text:s text:c="4"/># x = x_c + np.random.uniform(size=None)*aprime*np.exp(b*np.random.uniform(size=None)*theta)*np.cos(theta*np.pi/180)</text:span></text:p>
      <text:p text:style-name="P1"><text:span text:style-name="T1"><text:s text:c="4"/># y = y_c + np.random.uniform(size=None)*aprime*np.exp(b*np.random.uniform(size=None)*theta)*np.sin(theta*np.pi/180)</text:span></text:p>
      <text:p text:style-name="P1"><text:span text:style-name="T1"><text:s text:c="4"/>x = x_c + aprime*np.exp(b*theta)*np.cos(theta*np.pi/180)</text:span></text:p>
      <text:p text:style-name="P1"><text:span text:style-name="T1"><text:s text:c="4"/>y = y_c + aprime*np.exp(b*theta)*np.sin(theta*np.pi/180)</text:span></text:p>
      <text:p text:style-name="P1"><text:span text:style-name="T1"><text:s text:c="4"/>z = (a*S_rand + h_vla)*np.sin(lat*np.pi/180)</text:span></text:p>
      <text:p text:style-name="P1"><text:span text:style-name="T1"><text:s text:c="4"/></text:span></text:p>
      <text:p text:style-name="P1"><text:span text:style-name="T1"><text:s text:c="4"/># Check if X,Y coordinates are within the circle -- not sure if this is needed</text:span></text:p>
      <text:p text:style-name="P1"><text:span text:style-name="T1"><text:s text:c="4"/>#<text:s text:c="2"/>(Note that we don't bother with a square root...in this case,</text:span></text:p>
      <text:p text:style-name="P1"><text:span text:style-name="T1"><text:s text:c="4"/>#<text:s text:c="3"/>it makes no difference because we're just comparing)</text:span></text:p>
      <text:p text:style-name="P1"><text:span text:style-name="T1"><text:s text:c="4"/>if ( x - x_c)**2 + ( y - y_c)**2 &lt;= radiusSquared:</text:span></text:p>
      <text:p text:style-name="P1"><text:span text:style-name="T1"><text:s text:c="4"/># if ( x - x_c)**2 + ( y - y_c)**2 &lt;= r**2:</text:span></text:p>
      <text:p text:style-name="P1"><text:span text:style-name="T1"><text:s text:c="4"/># if x*x+y*y &lt;= radiusSquared:</text:span></text:p>
      <text:p text:style-name="P1"><text:span text:style-name="T1"><text:s text:c="4"/># if x*x+y*y &lt;= r**2:<text:s text:c="4"/></text:span></text:p>
      <text:p text:style-name="P1"><text:span text:style-name="T1"><text:s text:c="4"/># if ( x * x ) + ( y * y ) &lt;= aprime*aprime*np.exp(2*b*theta*np.pi/180):<text:s text:c="4"/></text:span></text:p>
      <text:p text:style-name="P1"><text:span text:style-name="T1"><text:s text:c="12"/># Point is inside circle -- add it to point collection and</text:span></text:p>
      <text:p text:style-name="P1"><text:span text:style-name="T1"><text:s text:c="12"/>#<text:s text:c="2"/>increment number of points inside circle</text:span></text:p>
      <text:p text:style-name="P1"><text:span text:style-name="T1"><text:s text:c="10"/>insidePoints.append( (x, y) )</text:span></text:p>
      <text:p text:style-name="P1"><text:span text:style-name="T1"><text:s text:c="10"/>insidePoints1.append( (y, x) )</text:span></text:p>
      <text:p text:style-name="P1"><text:span text:style-name="T1"><text:s text:c="10"/>xx.append(x)</text:span></text:p>
      <text:p text:style-name="P1"><text:span text:style-name="T1"><text:s text:c="10"/>yy.append(y)</text:span></text:p>
      <text:p text:style-name="P1"><text:span text:style-name="T1"><text:s text:c="10"/>xy.append([x,y])</text:span></text:p>
      <text:p text:style-name="P1"><text:span text:style-name="T1"><text:s text:c="10"/>yx.append([y,x])</text:span></text:p>
      <text:p text:style-name="P1"><text:span text:style-name="T1"><text:s text:c="10"/>zz.append(z)</text:span></text:p>
      <text:p text:style-name="P1"><text:span text:style-name="T1"><text:s text:c="10"/>thetaa.append(theta)</text:span></text:p>
      <text:p text:style-name="P1"><text:span text:style-name="T1"><text:s text:c="10"/>numInside += 1</text:span></text:p>
      <text:p text:style-name="P1"><text:span text:style-name="T1"><text:s text:c="10"/>dbcode = "SKA%s" % (numInside-1)</text:span></text:p>
      <text:p text:style-name="P1"><text:span text:style-name="T1"><text:s text:c="10"/>print dbcode," ",dbname," ", x," ",y," ",z," ",axistype," ",diam</text:span></text:p>
      <text:p text:style-name="P1"><text:span text:style-name="T1"># I don't believe that this part of the code is necessary, so commented it</text:span></text:p>
      <text:p text:style-name="P1"><text:span text:style-name="T1"># out for now.</text:span></text:p>
      <text:p text:style-name="P1"><text:span text:style-name="T1">## We just processed, e.g., 500 more points, so increase the total</text:span></text:p>
      <text:p text:style-name="P1"><text:span text:style-name="T1">total += Na</text:span></text:p>
      <text:p text:style-name="P1"><text:span text:style-name="T1"><text:s text:c="9"/></text:span></text:p>
      <text:p text:style-name="P1"><text:span text:style-name="T1"># Here, we are just testing some things out, e.g., seeing if the circular</text:span></text:p>
      <text:p text:style-name="P1"><text:span text:style-name="T1"># area encompassing the log-spiral configuration has a radius that is at</text:span></text:p>
      <text:p text:style-name="P1"><text:span text:style-name="T1"># or near what we specified and checking that the number of antennas listed</text:span></text:p>
      <text:p text:style-name="P1"><text:span text:style-name="T1"># in the output locations text file is at or near what we specified.</text:span></text:p>
      <text:p text:style-name="P1"><text:span text:style-name="T1"/></text:p>
      <text:p text:style-name="P1"><text:span text:style-name="T1"># print "x=",xx</text:span></text:p>
      <text:p text:style-name="P1"><text:span text:style-name="T1"># print "y=",yy</text:span></text:p>
      <text:p text:style-name="P1"><text:span text:style-name="T1"># print "theta=",thetaa</text:span></text:p>
      <text:p text:style-name="P1"><text:span text:style-name="T1"># print insidePoints</text:span></text:p>
      <text:p text:style-name="P1"><text:span text:style-name="T1"># sys.stdout=open("info_logsprial1.txt",'w')</text:span></text:p>
      <text:p text:style-name="P1"><text:span text:style-name="T1">Xmax=max(np.absolute(xx))</text:span></text:p>
      <text:p text:style-name="P1"><text:span text:style-name="T1">Xmin=min(np.absolute(xx))</text:span></text:p>
      <text:p text:style-name="P1"><text:span text:style-name="T1">Ymax=max(np.absolute(yy))</text:span></text:p>
      <text:p text:style-name="P1"><text:span text:style-name="T1">Ymin=min(np.absolute(yy))</text:span></text:p>
      <text:p text:style-name="P1"><text:span text:style-name="T1">XYmax = max(xy)</text:span></text:p>
      <text:p text:style-name="P1"><text:span text:style-name="T1">XYmin = min(xy)</text:span></text:p>
      <text:p text:style-name="P1"><text:span text:style-name="T1">YXmax = max(yx)</text:span></text:p>
      <text:p text:style-name="P1"><text:span text:style-name="T1">YXmin = min(yx)</text:span></text:p>
      <text:p text:style-name="P1"><text:span text:style-name="T1">xxyymax = max(insidePoints)</text:span></text:p>
      <text:p text:style-name="P1"><text:span text:style-name="T1">xxyymin = min(insidePoints)</text:span></text:p>
      <text:p text:style-name="P1"><text:span text:style-name="T1">yyxxmax = max(insidePoints1)</text:span></text:p>
      <text:p text:style-name="P1"><text:span text:style-name="T1">yyxxmin = min(insidePoints1)</text:span></text:p>
      <text:p text:style-name="P1"><text:span text:style-name="T1">thetamin=min(thetaa)</text:span></text:p>
      <text:p text:style-name="P1"><text:span text:style-name="T1">thetamax=max(thetaa)</text:span></text:p>
      <text:p text:style-name="P1"><text:span text:style-name="T1">dist1 = Xmax-Xmin</text:span></text:p>
      <text:p text:style-name="P1"><text:span text:style-name="T1">dist2 = Ymax-Ymin</text:span></text:p>
      <text:p text:style-name="P1"><text:span text:style-name="T1">dist3 = sqrt((Xmax-x_c)**2+(Ymax-y_c)**2)</text:span></text:p>
      <text:p text:style-name="P1"><text:span text:style-name="T1">dist4 = sqrt((Xmax-Xmin)**2+(Ymax-Ymin)**2)</text:span></text:p>
      <text:p text:style-name="P1"><text:span text:style-name="T1">dist5 = sqrt((np.absolute(XYmax[0])-np.absolute(XYmin[0]))**2+(np.absolute(XYmax[1])-np.absolute(XYmin[1]))**2)</text:span></text:p>
      <text:p text:style-name="P1"><text:span text:style-name="T1">dist6 = np.absolute(XYmax[0])-np.absolute(XYmin[0])</text:span></text:p>
      <text:p text:style-name="P1"><text:span text:style-name="T1">dist7 = np.absolute(XYmax[1])-np.absolute(XYmin[1])</text:span></text:p>
      <text:p text:style-name="P1"><text:span text:style-name="T1">dist8 = sqrt((np.absolute(xxyymax[0])-np.absolute(xxyymin[0]))**2+(np.absolute(xxyymax[1])-np.absolute(xxyymin[1]))**2)</text:span></text:p>
      <text:p text:style-name="P1"><text:span text:style-name="T1">dist9 = np.absolute(xxyymax[0])-np.absolute(xxyymin[0])</text:span></text:p>
      <text:p text:style-name="P1"><text:span text:style-name="T1">dist10 = np.absolute(xxyymax[1])-np.absolute(xxyymin[1])</text:span></text:p>
      <text:p text:style-name="P1"><text:span text:style-name="T1">dist11 = sqrt((np.absolute(YXmax[0])-np.absolute(YXmin[0]))**2+(np.absolute(YXmax[1])-np.absolute(YXmin[1]))**2)</text:span></text:p>
      <text:p text:style-name="P1"><text:span text:style-name="T1">dist12 = np.absolute(YXmax[0])-np.absolute(YXmin[0])</text:span></text:p>
      <text:p text:style-name="P1"><text:span text:style-name="T1">dist13 = np.absolute(YXmax[1])-np.absolute(YXmin[1])</text:span></text:p>
      <text:p text:style-name="P1"><text:span text:style-name="T1">dist14 = sqrt((Xmax-np.absolute(x_c))**2+(Ymax-np.absolute(y_c))**2)</text:span></text:p>
      <text:p text:style-name="P1"><text:span text:style-name="T1">dist15 = sqrt((np.absolute(yyxxmax[0])-np.absolute(yyxxmin[0]))**2+(np.absolute(yyxxmax[1])-np.absolute(yyxxmin[1]))**2)</text:span></text:p>
      <text:p text:style-name="P1"><text:span text:style-name="T1">dist16 = np.absolute(yyxxmax[0])-np.absolute(yyxxmin[0])</text:span></text:p>
      <text:p text:style-name="P1"><text:span text:style-name="T1">dist17 = np.absolute(yyxxmax[1])-np.absolute(yyxxmin[1])</text:span></text:p>
      <text:p text:style-name="P1"><text:span text:style-name="T1"># dist4 = sqrt((Xmax-Xmin)**2+(Ymax-Ymin)**2)</text:span></text:p>
      <text:p text:style-name="P1"><text:span text:style-name="T1">print "pitch=",pitch</text:span></text:p>
      <text:p text:style-name="P1"><text:span text:style-name="T1">lengthx = len(xx)</text:span></text:p>
      <text:p text:style-name="P1"><text:span text:style-name="T1">lengthy = len(yy)</text:span></text:p>
      <text:p text:style-name="P1"><text:span text:style-name="T1">lengthz = len(zz)</text:span></text:p>
      <text:p text:style-name="P1"><text:span text:style-name="T1">print dist1, dist2, dist3, dist4,dist5,dist6,dist7,dist8,dist9,dist10,dist11,dist12,dist13,dist14,dist15,dist16,dist17</text:span></text:p>
      <text:p text:style-name="P1"><text:span text:style-name="T1">length = len(insidePoints) </text:span></text:p>
      <text:p text:style-name="P1"><text:span text:style-name="T1">print lengthx,lengthy,lengthz,length,numInside,total</text:span></text:p>
      <text:p text:style-name="P1"><text:span text:style-name="T1"/></text:p>
      <text:p text:style-name="P1"><text:span text:style-name="T1"># Finally, we want to generate an (X,Y) plot of the antenna configuration</text:span></text:p>
      <text:p text:style-name="P1"><text:span text:style-name="T1"># to see if it actually appears to be a log-spiral configuration</text:span></text:p>
      <text:p text:style-name="P1"><text:span text:style-name="T1"># within a circular area of the specified diameter.</text:span></text:p>
      <text:p text:style-name="P1"><text:span text:style-name="T1"/></text:p>
      <text:p text:style-name="P1"><text:span text:style-name="T1">fig = plt.figure()</text:span></text:p>
      <text:p text:style-name="P1"><text:span text:style-name="T1">ax = fig.add_subplot(111)</text:span></text:p>
      <text:p text:style-name="P1"><text:span text:style-name="T1">for label in ax.get_xticklabels() + ax.get_yticklabels():</text:span></text:p>
      <text:p text:style-name="P1"><text:span text:style-name="T1"><text:s text:c="4"/>label.set_fontsize(8.5)</text:span></text:p>
      <text:p text:style-name="P1"><text:span text:style-name="T1">ax.set_xlabel(r'station x coordinate in meters')</text:span></text:p>
      <text:p text:style-name="P1"><text:span text:style-name="T1">ax.set_ylabel(r'station y coordinate in meters')</text:span></text:p>
      <text:p text:style-name="P1"><text:span text:style-name="T1"># ax.set_title(r'$Random\ configuration\ of\ antenna\ in\ on log-spiral;\ N_{ant}=%s,B_{max}=%s\ km $' %(lengthx,2*radius/1000),fontsize=8.7)</text:span></text:p>
      <text:p text:style-name="P1"><text:span text:style-name="T1">ax.set_xlim(xmin=-radius)</text:span></text:p>
      <text:p text:style-name="P1"><text:span text:style-name="T1">ax.set_xlim(xmax=radius)</text:span></text:p>
      <text:p text:style-name="P1"><text:span text:style-name="T1">ax.set_ylim(ymin=-radius)</text:span></text:p>
      <text:p text:style-name="P1"><text:span text:style-name="T1">ax.set_ylim(ymax=radius)</text:span></text:p>
      <text:p text:style-name="P1"><text:span text:style-name="T1"/></text:p>
      <text:p text:style-name="P1"><text:span text:style-name="T1"># ax.set_xlim(xmin=xmin1)</text:span></text:p>
      <text:p text:style-name="P1"><text:span text:style-name="T1"># ax.set_xlim(xmax=xmax1)</text:span></text:p>
      <text:p text:style-name="P1"><text:span text:style-name="T1"># ax.set_ylim(ymin=ymin1)</text:span></text:p>
      <text:p text:style-name="P1"><text:span text:style-name="T1"># ax.set_ylim(ymax=ymax1)</text:span></text:p>
      <text:p text:style-name="P1"><text:span text:style-name="T1"># ax.plot(xx,yy,'ro')</text:span></text:p>
      <text:p text:style-name="P1"><text:span text:style-name="T1">ax.plot(xx,yy,'k.')</text:span></text:p>
      <text:p text:style-name="P1"><text:span text:style-name="T1">plt.grid(True)</text:span></text:p>
      <text:p text:style-name="P1"><text:span text:style-name="T1"># plt.show()<text:s text:c="2"/># display plot</text:span></text:p>
      <text:p text:style-name="P1"><text:span text:style-name="T1">matplotlib.pyplot.savefig('logspiral1a_rand_Na%s.pdf' % Na, dpi=None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